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c0c0c0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9966cc" draw:marker-start-width="0.5cm" draw:marker-end="Arrow" draw:marker-end-width="0.6cm" draw:fill="solid" draw:fill-color="#6b4794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9966cc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99cc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2" style:family="graphic" style:parent-style-name="standard">
      <style:graphic-properties svg:stroke-color="#ff0000" draw:fill="solid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cm" svg:stroke-color="#9966cc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width="0cm" svg:stroke-color="#000000" draw:marker-start-width="0.2cm" draw:marker-end-width="0.2cm" draw:fill="solid" draw:fill-color="#2300dc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svg:stroke-width="0.2cm" svg:stroke-color="#ffd32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width="0.2cm" svg:stroke-color="#2300dc" draw:marker-start-width="0.5cm" draw:marker-end="Arrow" draw:marker-end-width="0.6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03cm" svg:stroke-color="#ffd320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03cm" svg:stroke-color="#9966cc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size="28pt" style:text-underline-style="none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size="28pt" style:text-underline-style="none" fo:font-weight="bold" style:font-size-asian="28pt" style:font-weight-asian="bold" style:font-size-complex="28pt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5cm" svg:height="30cm" svg:x="1.5cm" svg:y="2.9cm">
          <draw:glue-point draw:id="4" svg:x="-1.268cm" svg:y="0.8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7.3cm" svg:height="5.1cm" svg:x="14.675cm" svg:y="50.5cm">
          <draw:glue-point draw:id="4" svg:x="-2.454cm" svg:y="-5cm"/>
          <draw:glue-point draw:id="5" svg:x="2.09cm" svg:y="-5cm"/>
          <draw:glue-point draw:id="6" svg:x="4.818cm" svg:y="-2.692cm"/>
          <draw:glue-point draw:id="7" svg:x="4.818cm" svg:y="3.076cm"/>
          <draw:glue-point draw:id="8" svg:x="3.727cm" svg:y="-4.615cm"/>
          <draw:glue-point draw:id="9" svg:x="-0.818cm" svg:y="-4.615cm"/>
          <draw:glue-point draw:id="10" svg:x="1cm" svg:y="-4.615cm"/>
          <draw:glue-point draw:id="11" svg:x="2.818cm" svg:y="5cm"/>
          <draw:glue-point draw:id="12" svg:x="5cm" svg:y="4.019cm"/>
          <draw:glue-point draw:id="13" svg:x="5cm" svg:y="1.078cm"/>
          <draw:glue-point draw:id="14" svg:x="5cm" svg:y="-0.882cm"/>
          <draw:glue-point draw:id="15" svg:x="5cm" svg:y="-3.627cm"/>
          <text:p text:style-name="P1"><text:span text:style-name="T1">GRID_TRAF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cm" svg:height="1.5cm" svg:x="23.5cm" svg:y="58.1cm">
          <draw:glue-point draw:id="4" svg:x="-2.777cm" svg:y="5cm"/>
          <draw:glue-point draw:id="5" svg:x="2.222cm" svg:y="5cm"/>
          <text:p text:style-name="P1"><text:span text:style-name="T2">GRID_TRAFO_NCRG_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9cm" svg:height="1.5cm" svg:x="11.45cm" svg:y="42.2cm">
          <draw:glue-point draw:id="4" svg:x="3.043cm" svg:y="-5.006cm"/>
          <draw:glue-point draw:id="5" svg:x="-2.753cm" svg:y="-5.006cm"/>
          <draw:glue-point draw:id="6" svg:x="-2.536cm" svg:y="5.006cm"/>
          <draw:glue-point draw:id="7" svg:x="-1.449cm" svg:y="-5.006cm"/>
          <draw:glue-point draw:id="8" svg:x="2.898cm" svg:y="4.333cm"/>
          <text:p text:style-name="P1"><text:span text:style-name="T2">GRID_TRAFO_SCR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6.9cm" svg:height="2.651cm" svg:x="24.5cm" svg:y="53.7cm">
          <draw:glue-point draw:id="4" svg:x="-1.884cm" svg:y="-5.006cm"/>
          <draw:glue-point draw:id="5" svg:x="2.463cm" svg:y="-5.006cm"/>
          <text:p text:style-name="P1"><text:span text:style-name="T2">GRID_TRAFO_NCR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8.4cm" svg:height="1.5cm" svg:x="7.6cm" svg:y="46.1cm">
          <text:p text:style-name="P1"><text:span text:style-name="T2">GRID_TRAFO_SCRP_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5cm" svg:height="1.5cm" svg:x="12.7cm" svg:y="58cm">
          <text:p text:style-name="P1"><text:span text:style-name="T3">netc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0.382cm" svg:y1="55.6cm" svg:x2="23.5cm" svg:y2="58.85cm" draw:start-shape="id1" draw:start-glue-point="11" draw:end-shape="id2" draw:end-glue-point="3" svg:d="m20382 55600v3250h3118" svg:viewBox="0 0 3119 3251">
          <text:p/>
        </draw:connector>
        <draw:connector draw:style-name="gr6" draw:text-style-name="P1" draw:layer="layout" svg:x1="14.45cm" svg:y1="59.5cm" svg:x2="14.475cm" svg:y2="66.3cm" draw:start-shape="id3" draw:start-glue-point="2" svg:d="m14450 59500v3651h25v3149" svg:viewBox="0 0 26 6801">
          <text:p/>
        </draw:connector>
        <draw:connector draw:style-name="gr7" draw:text-style-name="P1" draw:layer="layout" svg:x1="15.5cm" svg:y1="64cm" svg:x2="28cm" svg:y2="59.6cm" draw:start-shape="id4" draw:start-glue-point="17" draw:end-shape="id2" draw:end-glue-point="2" svg:d="m15500 64000v-2326h12500v-2074" svg:viewBox="0 0 12501 4401">
          <text:p/>
        </draw:connector>
        <draw:connector draw:style-name="gr6" draw:text-style-name="P1" draw:layer="layout" svg:x1="14.45cm" svg:y1="58cm" svg:x2="18.325cm" svg:y2="55.6cm" draw:start-shape="id3" draw:start-glue-point="0" draw:end-shape="id1" draw:end-glue-point="2" svg:d="m14450 58000v-1200h3875v-1200" svg:viewBox="0 0 3876 2401">
          <text:p/>
        </draw:connector>
        <draw:connector draw:style-name="gr8" draw:text-style-name="P1" draw:layer="layout" svg:x1="11.547cm" svg:y1="63.847cm" svg:x2="14.675cm" svg:y2="53.05cm" draw:start-shape="id4" draw:start-glue-point="0" draw:end-shape="id1" draw:end-glue-point="3" svg:d="m11547 63847v-10797h3128" svg:viewBox="0 0 3129 10798">
          <text:p/>
        </draw:connector>
        <draw:connector draw:style-name="gr9" draw:text-style-name="P1" draw:layer="layout" svg:x1="28cm" svg:y1="58.1cm" svg:x2="27.95cm" svg:y2="56.351cm" draw:start-shape="id2" draw:start-glue-point="0" draw:end-shape="id5" draw:end-glue-point="2" svg:d="m28000 58100v-875h-50v-874" svg:viewBox="0 0 51 1750">
          <text:p/>
        </draw:connector>
        <draw:connector draw:style-name="gr8" draw:text-style-name="P1" draw:layer="layout" draw:line-skew="1.099cm" svg:x1="16.5cm" svg:y1="64.501cm" svg:x2="31.4cm" svg:y2="55.025cm" draw:start-shape="id4" draw:start-glue-point="15" draw:end-shape="id5" draw:end-glue-point="1" svg:d="m16500 64501h16500v-9476h-1600" svg:viewBox="0 0 16501 9477">
          <text:p/>
        </draw:connector>
        <draw:connector draw:style-name="gr8" draw:text-style-name="P1" draw:layer="layout" svg:x1="6.547cm" svg:y1="65.848cm" svg:x2="11.45cm" svg:y2="42.95cm" draw:start-shape="id4" draw:start-glue-point="4" draw:end-shape="id6" draw:end-glue-point="3" svg:d="m6547 65848h-600v-22898h5503" svg:viewBox="0 0 5504 22899">
          <text:p/>
        </draw:connector>
        <draw:connector draw:style-name="gr5" draw:text-style-name="P1" draw:layer="layout" svg:x1="17.728cm" svg:y1="50.697cm" svg:x2="16.899cm" svg:y2="43.599cm" draw:start-shape="id1" draw:start-glue-point="9" draw:end-shape="id6" draw:end-glue-point="8" svg:d="m17728 50697v-3597h-829v-3501" svg:viewBox="0 0 830 7099">
          <text:p/>
        </draw:connector>
        <draw:connector draw:style-name="gr9" draw:text-style-name="P1" draw:layer="layout" svg:x1="11.8cm" svg:y1="46.1cm" svg:x2="14.9cm" svg:y2="43.7cm" draw:start-shape="id7" draw:start-glue-point="0" draw:end-shape="id6" draw:end-glue-point="2" svg:d="m11800 46100v-1200h3100v-1200" svg:viewBox="0 0 3101 2401">
          <text:p/>
        </draw:connector>
        <draw:custom-shape draw:style-name="gr10" draw:text-style-name="P5" xml:id="id10" draw:id="id10" draw:layer="layout" svg:width="4.9cm" svg:height="1.7cm" svg:x="9.525cm" svg:y="69.2cm">
          <text:p text:style-name="P1"><text:span text:style-name="T4">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9" draw:id="id9" draw:layer="layout" svg:width="7.05cm" svg:height="1.5cm" svg:x="8.45cm" svg:y="66.3cm">
          <draw:glue-point draw:id="4" svg:x="3.581cm" svg:y="-5.006cm"/>
          <text:p text:style-name="P1"><text:span text:style-name="T5">GRID_NETC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8" draw:id="id8" draw:layer="layout" svg:width="3.5cm" svg:height="1cm" svg:x="10.225cm" svg:y="64.3cm">
          <text:p text:style-name="P1"><text:span text:style-name="T6">grid_m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1.975cm" svg:y1="65.3cm" svg:x2="11.975cm" svg:y2="66.3cm" draw:start-shape="id8" draw:end-shape="id9" draw:end-glue-point="0" svg:d="m11975 65300v1000" svg:viewBox="0 0 1 1001">
          <text:p/>
        </draw:connector>
        <draw:connector draw:style-name="gr8" draw:text-style-name="P1" draw:layer="layout" svg:x1="11.975cm" svg:y1="67.8cm" svg:x2="11.975cm" svg:y2="69.2cm" draw:start-shape="id9" draw:start-glue-point="2" draw:end-shape="id10" draw:end-glue-point="0" svg:d="m11975 67800v1400" svg:viewBox="0 0 1 1401">
          <text:p/>
        </draw:connector>
        <draw:custom-shape draw:style-name="gr14" draw:text-style-name="P1" xml:id="id4" draw:id="id4" draw:layer="layout" svg:width="10cm" svg:height="7.5cm" svg:x="6.547cm" svg:y="63.847cm">
          <draw:glue-point draw:id="4" svg:x="-5cm" svg:y="-2.333cm"/>
          <draw:glue-point draw:id="5" svg:x="-5cm" svg:y="2.333cm"/>
          <draw:glue-point draw:id="6" svg:x="-2.333cm" svg:y="-5cm"/>
          <draw:glue-point draw:id="7" svg:x="2.333cm" svg:y="-5cm"/>
          <draw:glue-point draw:id="8" svg:x="5cm" svg:y="-3cm"/>
          <draw:glue-point draw:id="9" svg:x="5cm" svg:y="2.333cm"/>
          <draw:glue-point draw:id="10" svg:x="-1.666cm" svg:y="5cm"/>
          <draw:glue-point draw:id="11" svg:x="5cm" svg:y="-1.533cm"/>
          <draw:glue-point draw:id="12" svg:x="4.953cm" svg:y="4.537cm"/>
          <draw:glue-point draw:id="13" svg:x="5cm" svg:y="1.133cm"/>
          <draw:glue-point draw:id="14" svg:x="-5cm" svg:y="3.8cm"/>
          <draw:glue-point draw:id="15" svg:x="4.953cm" svg:y="-4.129cm"/>
          <draw:glue-point draw:id="16" svg:x="4.953cm" svg:y="3.204cm"/>
          <draw:glue-point draw:id="17" svg:x="3.953cm" svg:y="-4.796cm"/>
          <draw:glue-point draw:id="18" svg:x="-5.047cm" svg:y="1.204cm"/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5.5cm" svg:height="2cm" svg:x="26.9cm" svg:y="34cm">
          <draw:glue-point draw:id="4" svg:x="-2.272cm" svg:y="5cm"/>
          <draw:glue-point draw:id="5" svg:x="3.181cm" svg:y="5cm"/>
          <draw:glue-point draw:id="6" svg:x="-2.454cm" svg:y="-4.5cm"/>
          <draw:glue-point draw:id="7" svg:x="3cm" svg:y="-4.5cm"/>
          <draw:glue-point draw:id="8" svg:x="5cm" svg:y="-2.5cm"/>
          <draw:glue-point draw:id="9" svg:x="5cm" svg:y="2.5cm"/>
          <text:p text:style-name="P1"><text:span text:style-name="T2">IMPORT_GR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line-skew="1.599cm" svg:x1="16.547cm" svg:y1="65.347cm" svg:x2="32.4cm" svg:y2="35.5cm" draw:start-shape="id4" draw:start-glue-point="8" draw:end-shape="id11" draw:end-glue-point="9" svg:d="m16547 65347h17953v-29847h-2100" svg:viewBox="0 0 17954 29848">
          <text:p/>
        </draw:connector>
        <draw:connector draw:style-name="gr5" draw:text-style-name="P1" draw:layer="layout" svg:x1="21.975cm" svg:y1="52.601cm" svg:x2="28.401cm" svg:y2="36cm" draw:start-shape="id1" draw:start-glue-point="14" draw:end-shape="id11" draw:end-glue-point="4" svg:d="m21975 52601h6426v-16601" svg:viewBox="0 0 6427 16602">
          <text:p/>
        </draw:connector>
        <draw:custom-shape draw:style-name="gr16" draw:text-style-name="P2" xml:id="id22" draw:id="id22" draw:layer="layout" svg:width="5cm" svg:height="2.2cm" svg:x="40.5cm" svg:y="60.9cm">
          <draw:glue-point draw:id="4" svg:x="2.777cm" svg:y="4cm"/>
          <draw:glue-point draw:id="5" svg:x="-2.777cm" svg:y="4cm"/>
          <draw:glue-point draw:id="6" svg:x="-4.861cm" svg:y="-3.5cm"/>
          <draw:glue-point draw:id="7" svg:x="-4.861cm" svg:y="3.108cm"/>
          <draw:glue-point draw:id="8" svg:x="-4.861cm" svg:y="-2.297cm"/>
          <text:p text:style-name="P1"><text:span text:style-name="T1">GRID_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8.35cm" svg:y1="42.95cm" svg:x2="26.9cm" svg:y2="35cm" draw:start-shape="id6" draw:end-shape="id11" draw:end-glue-point="3" svg:d="m18350 42950h4275v-7950h4275" svg:viewBox="0 0 8551 7951">
          <text:p/>
        </draw:connector>
        <draw:connector draw:style-name="gr9" draw:text-style-name="P1" draw:layer="layout" svg:x1="29.649cm" svg:y1="53.7cm" svg:x2="31.399cm" svg:y2="36cm" draw:start-shape="id5" draw:start-glue-point="5" draw:end-shape="id11" draw:end-glue-point="5" svg:d="m29649 53700v-8850h1750v-8850" svg:viewBox="0 0 1751 17701">
          <text:p/>
        </draw:connector>
        <draw:custom-shape draw:style-name="gr15" draw:text-style-name="P3" xml:id="id13" draw:id="id13" draw:layer="layout" svg:width="7cm" svg:height="3cm" svg:x="14.825cm" svg:y="8.9cm">
          <text:p text:style-name="P1"><text:span text:style-name="T2">IMPORT_BI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7cm" svg:height="4cm" svg:x="14.825cm" svg:y="14.2cm">
          <draw:glue-point draw:id="4" svg:x="5cm" svg:y="2.297cm"/>
          <draw:glue-point draw:id="5" svg:x="5cm" svg:y="-3.108cm"/>
          <draw:glue-point draw:id="6" svg:x="5cm" svg:y="-1.5cm"/>
          <draw:glue-point draw:id="7" svg:x="-4.857cm" svg:y="2.5cm"/>
          <draw:glue-point draw:id="8" svg:x="-4.857cm" svg:y="-2.5cm"/>
          <draw:glue-point draw:id="9" svg:x="2.285cm" svg:y="-5cm"/>
          <text:p text:style-name="P1"><text:span text:style-name="T2">IMPORT_GRID_B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2" draw:id="id12" draw:layer="layout" svg:width="8.5cm" svg:height="2.8cm" svg:x="14.075cm" svg:y="3.9cm">
          <draw:glue-point draw:id="4" svg:x="-2.857cm" svg:y="5cm"/>
          <draw:glue-point draw:id="5" svg:x="5.001cm" svg:y="2.5cm"/>
          <draw:glue-point draw:id="6" svg:x="5.001cm" svg:y="-2.857cm"/>
          <text:p text:style-name="P1"><text:span text:style-name="T2">IMPORT_TS_BI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8.325cm" svg:y1="6.7cm" svg:x2="18.325cm" svg:y2="8.9cm" draw:start-shape="id12" draw:start-glue-point="2" draw:end-shape="id13" draw:end-glue-point="0" svg:d="m18325 6700v2200" svg:viewBox="0 0 1 2201">
          <text:p/>
        </draw:connector>
        <draw:connector draw:style-name="gr17" draw:text-style-name="P1" draw:layer="layout" svg:x1="18.325cm" svg:y1="14.2cm" svg:x2="18.325cm" svg:y2="11.9cm" draw:start-shape="id14" draw:end-shape="id13" svg:d="m18325 14200v-2300" svg:viewBox="0 0 1 2301">
          <text:p/>
        </draw:connector>
        <draw:custom-shape draw:style-name="gr15" draw:text-style-name="P3" xml:id="id15" draw:id="id15" draw:layer="layout" svg:width="5.7cm" svg:height="2.5cm" svg:x="39.8cm" svg:y="4.05cm">
          <draw:glue-point draw:id="4" svg:x="2.368cm" svg:y="-5cm"/>
          <text:p text:style-name="P1"><text:span text:style-name="T2">IMPORT_T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39.8cm" svg:y1="5.3cm" svg:x2="22.575cm" svg:y2="5.3cm" draw:start-shape="id15" draw:end-shape="id12" draw:end-glue-point="1" svg:d="m39800 5300h-17225" svg:viewBox="0 0 17226 1">
          <text:p/>
        </draw:connector>
        <draw:custom-shape draw:style-name="gr15" draw:text-style-name="P3" xml:id="id16" draw:id="id16" draw:layer="layout" svg:width="9cm" svg:height="2.9cm" svg:x="13.825cm" svg:y="20.2cm">
          <draw:glue-point draw:id="4" svg:x="2.555cm" svg:y="5.005cm"/>
          <draw:glue-point draw:id="5" svg:x="-2.444cm" svg:y="3.5cm"/>
          <draw:glue-point draw:id="6" svg:x="4cm" svg:y="4.5cm"/>
          <draw:glue-point draw:id="7" svg:x="1.222cm" svg:y="4.5cm"/>
          <draw:glue-point draw:id="8" svg:x="-1.555cm" svg:y="4.5cm"/>
          <draw:glue-point draw:id="9" svg:x="-3.777cm" svg:y="4.5cm"/>
          <draw:glue-point draw:id="10" svg:x="-4.888cm" svg:y="-1.896cm"/>
          <draw:glue-point draw:id="11" svg:x="-4.888cm" svg:y="3.275cm"/>
          <draw:glue-point draw:id="12" svg:x="4.777cm" svg:y="-2.586cm"/>
          <draw:glue-point draw:id="13" svg:x="4.777cm" svg:y="2.586cm"/>
          <text:p text:style-name="P1"><text:span text:style-name="T2">IMPORT_GRID_TOOLS_B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8.325cm" svg:y1="20.2cm" svg:x2="18.325cm" svg:y2="18.2cm" draw:start-shape="id16" draw:start-glue-point="0" draw:end-shape="id14" draw:end-glue-point="2" svg:d="m18325 20200v-2000" svg:viewBox="0 0 1 2001">
          <text:p/>
        </draw:connector>
        <draw:connector draw:style-name="gr17" draw:text-style-name="P1" draw:layer="layout" svg:x1="31.3cm" svg:y1="34.1cm" svg:x2="21.825cm" svg:y2="16.2cm" draw:start-shape="id11" draw:start-glue-point="7" draw:end-shape="id14" draw:end-glue-point="1" svg:d="m31300 34100v-17900h-9475" svg:viewBox="0 0 9476 17901">
          <text:p/>
        </draw:connector>
        <draw:connector draw:style-name="gr5" draw:text-style-name="P1" draw:layer="layout" draw:line-skew="2.524cm" svg:x1="21.842cm" svg:y1="51.678cm" svg:x2="21.825cm" svg:y2="17.118cm" draw:start-shape="id1" draw:start-glue-point="6" draw:end-shape="id14" draw:end-glue-point="4" svg:d="m21842 51678h3158v-34560h-3175" svg:viewBox="0 0 3176 34561">
          <text:p/>
        </draw:connector>
        <draw:custom-shape draw:style-name="gr15" draw:text-style-name="P3" xml:id="id17" draw:id="id17" draw:layer="layout" svg:width="5.7cm" svg:height="2.5cm" svg:x="30.165cm" svg:y="8.789cm">
          <draw:glue-point draw:id="4" svg:x="-2.368cm" svg:y="-5cm"/>
          <draw:glue-point draw:id="5" svg:x="2.894cm" svg:y="-5cm"/>
          <text:p text:style-name="P1"><text:span text:style-name="T2">IM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1" draw:layer="layout" svg:x1="33.015cm" svg:y1="8.789cm" svg:x2="22.575cm" svg:y2="6cm" draw:start-shape="id17" draw:start-glue-point="0" draw:end-shape="id12" draw:end-glue-point="5" svg:d="m33015 8789v-2789h-10440" svg:viewBox="0 0 10441 2790">
          <text:p/>
        </draw:connector>
        <draw:connector draw:style-name="gr17" draw:text-style-name="P1" draw:layer="layout" svg:x1="33.015cm" svg:y1="11.289cm" svg:x2="19.924cm" svg:y2="14.2cm" draw:start-shape="id17" draw:end-shape="id14" draw:end-glue-point="9" svg:d="m33015 11289v1456h-13091v1455" svg:viewBox="0 0 13092 2912">
          <text:p/>
        </draw:connector>
        <draw:connector draw:style-name="gr8" draw:text-style-name="P1" draw:layer="layout" draw:line-skew="25.174cm" svg:x1="16.547cm" svg:y1="69.346cm" svg:x2="21.825cm" svg:y2="14.957cm" draw:start-shape="id4" draw:start-glue-point="9" draw:end-shape="id14" draw:end-glue-point="5" svg:d="m16547 69346h30953v-54389h-25675" svg:viewBox="0 0 30954 54390">
          <text:p/>
        </draw:connector>
        <draw:connector draw:style-name="gr17" draw:text-style-name="P1" draw:layer="layout" svg:x1="29.65cm" svg:y1="34cm" svg:x2="21.925cm" svg:y2="22.955cm" draw:start-shape="id11" draw:start-glue-point="0" draw:end-shape="id16" draw:end-glue-point="6" svg:d="m29650 34000v-5450h-7725v-5595" svg:viewBox="0 0 7726 11046">
          <text:p/>
        </draw:connector>
        <draw:connector draw:style-name="gr5" draw:text-style-name="P1" draw:layer="layout" svg:x1="21.045cm" svg:y1="50.697cm" svg:x2="20.624cm" svg:y2="23.1cm" draw:start-shape="id1" draw:start-glue-point="8" draw:end-shape="id16" draw:end-glue-point="4" svg:d="m21045 50697v-13897h-421v-13700" svg:viewBox="0 0 422 27598">
          <text:p/>
        </draw:connector>
        <draw:connector draw:style-name="gr8" draw:text-style-name="P1" draw:layer="layout" draw:line-skew="22.674cm" svg:x1="16.547cm" svg:y1="68.446cm" svg:x2="22.624cm" svg:y2="20.901cm" draw:start-shape="id4" draw:start-glue-point="13" draw:end-shape="id16" draw:end-glue-point="12" svg:d="m16547 68446h29453v-47545h-23376" svg:viewBox="0 0 29454 47546">
          <text:p/>
        </draw:connector>
        <draw:custom-shape draw:style-name="gr10" draw:text-style-name="P6" xml:id="id18" draw:id="id18" draw:layer="layout" svg:width="7cm" svg:height="2cm" svg:x="5.1cm" svg:y="23.8cm">
          <text:p text:style-name="P1"><text:span text:style-name="T5">GRID_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6cm" svg:y1="23.8cm" svg:x2="13.926cm" svg:y2="22.599cm" draw:start-shape="id18" draw:start-glue-point="0" draw:end-shape="id16" draw:end-glue-point="11" svg:d="m8600 23800v-1201h5326" svg:viewBox="0 0 5327 1202">
          <text:p/>
        </draw:connector>
        <draw:custom-shape draw:style-name="gr10" draw:text-style-name="P6" xml:id="id19" draw:id="id19" draw:layer="layout" svg:width="6.2cm" svg:height="2cm" svg:x="5.5cm" svg:y="28.2cm">
          <text:p text:style-name="P1"><text:span text:style-name="T5">GRID_NETCDF_BI</text:span></text:p>
          <draw:enhanced-geometry svg:viewBox="0 0 21600 21600" draw:type="rectangle" draw:enhanced-path="M 0 0 L 21600 0 21600 21600 0 21600 0 0 Z N"/>
        </draw:custom-shape>
        <draw:connector draw:style-name="gr18" draw:text-style-name="P1" xml:id="id20" draw:id="id20" draw:layer="layout" svg:x1="8.6cm" svg:y1="28.2cm" svg:x2="8.6cm" svg:y2="28.2cm" draw:start-shape="id19" draw:start-glue-point="0" draw:end-shape="id19" draw:end-glue-point="0" svg:d="m8600 28200" svg:viewBox="0 0 1 1">
          <text:p/>
        </draw:connector>
        <draw:connector draw:style-name="gr8" draw:text-style-name="P1" draw:layer="layout" svg:x1="8.6cm" svg:y1="28.2cm" svg:x2="8.6cm" svg:y2="25.8cm" draw:start-shape="id20" draw:start-glue-point="0" draw:end-shape="id18" draw:end-glue-point="2" svg:d="m8600 28200v-2400" svg:viewBox="0 0 1 2401">
          <text:p/>
        </draw:connector>
        <draw:connector draw:style-name="gr9" draw:text-style-name="P1" draw:layer="layout" svg:x1="14.9cm" svg:y1="42.2cm" svg:x2="14.926cm" svg:y2="22.955cm" draw:start-shape="id6" draw:start-glue-point="0" draw:end-shape="id16" draw:end-glue-point="9" svg:d="m14900 42200v-9550h26v-9695" svg:viewBox="0 0 27 19246">
          <text:p/>
        </draw:connector>
        <draw:frame draw:style-name="gr19" draw:text-style-name="P8" draw:layer="layout" svg:width="3.266cm" svg:height="1.517cm" svg:x="4.5cm" svg:y="10.2cm">
          <draw:text-box>
            <text:p><text:span text:style-name="T7">BMIL</text:span></text:p>
          </draw:text-box>
        </draw:frame>
        <draw:frame draw:style-name="gr19" draw:text-style-name="P8" draw:layer="layout" svg:width="3.698cm" svg:height="1.517cm" svg:x="41.802cm" svg:y="8.983cm">
          <draw:text-box>
            <text:p><text:span text:style-name="T7">SMCL</text:span></text:p>
          </draw:text-box>
        </draw:frame>
        <draw:custom-shape draw:style-name="gr15" draw:text-style-name="P3" xml:id="id21" draw:id="id21" draw:layer="layout" svg:width="6.5cm" svg:height="2cm" svg:x="35cm" svg:y="34cm">
          <draw:glue-point draw:id="4" svg:x="-2.272cm" svg:y="5cm"/>
          <draw:glue-point draw:id="5" svg:x="3.181cm" svg:y="5cm"/>
          <draw:glue-point draw:id="6" svg:x="-2.454cm" svg:y="-4.5cm"/>
          <draw:glue-point draw:id="7" svg:x="3cm" svg:y="-4.5cm"/>
          <draw:glue-point draw:id="8" svg:x="5cm" svg:y="-2.5cm"/>
          <draw:glue-point draw:id="9" svg:x="5cm" svg:y="2.5cm"/>
          <text:p text:style-name="P1"><text:span text:style-name="T2">IMPORT_GRID_P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1" draw:layer="layout" svg:x1="35cm" svg:y1="35cm" svg:x2="32.4cm" svg:y2="35cm" draw:start-shape="id21" draw:start-glue-point="3" draw:end-shape="id11" draw:end-glue-point="1" svg:d="m35000 35000h-2600" svg:viewBox="0 0 2601 1">
          <text:p/>
        </draw:connector>
        <draw:connector draw:style-name="gr8" draw:text-style-name="P1" draw:layer="layout" svg:x1="16.547cm" svg:y1="67.597cm" svg:x2="43cm" svg:y2="63.1cm" draw:start-shape="id4" draw:start-glue-point="1" draw:end-shape="id22" draw:end-glue-point="2" svg:d="m16547 67597h26453v-4497" svg:viewBox="0 0 26454 4498">
          <text:p/>
        </draw:connector>
        <draw:connector draw:style-name="gr20" draw:text-style-name="P1" draw:layer="layout" svg:x1="43cm" svg:y1="60.9cm" svg:x2="22.825cm" svg:y2="21.65cm" draw:start-shape="id22" draw:start-glue-point="0" draw:end-shape="id16" draw:end-glue-point="1" svg:d="m43000 60900v-39250h-20175" svg:viewBox="0 0 20176 39251">
          <text:p/>
        </draw:connector>
        <draw:connector draw:style-name="gr8" draw:text-style-name="P1" draw:layer="layout" svg:x1="16.547cm" svg:y1="66.448cm" svg:x2="38.25cm" svg:y2="36cm" draw:start-shape="id4" draw:start-glue-point="11" draw:end-shape="id21" draw:end-glue-point="2" svg:d="m16547 66448h21703v-30448" svg:viewBox="0 0 21704 30449">
          <text:p/>
        </draw:connector>
        <draw:connector draw:style-name="gr8" draw:text-style-name="P1" draw:layer="layout" draw:line-skew="-1.099cm" svg:x1="6.547cm" svg:y1="68.5cm" svg:x2="5.1cm" svg:y2="24.8cm" draw:start-shape="id4" draw:start-glue-point="18" draw:end-shape="id18" draw:end-glue-point="3" svg:d="m6547 68500h-3047v-43700h1600" svg:viewBox="0 0 3048 43701">
          <text:p/>
        </draw:connector>
        <draw:connector draw:style-name="gr9" draw:text-style-name="P1" draw:layer="layout" svg:x1="13.901cm" svg:y1="42.2cm" svg:x2="12.1cm" svg:y2="24.8cm" draw:start-shape="id6" draw:start-glue-point="7" draw:end-shape="id18" draw:end-glue-point="1" svg:d="m13901 42200v-17400h-1801" svg:viewBox="0 0 1802 17401">
          <text:p/>
        </draw:connector>
        <draw:connector draw:style-name="gr8" draw:text-style-name="P1" draw:layer="layout" draw:line-skew="-0.947cm -9.974cm" svg:x1="6.547cm" svg:y1="67.597cm" svg:x2="8.6cm" svg:y2="30.2cm" draw:start-shape="id4" draw:start-glue-point="3" draw:end-shape="id19" draw:end-glue-point="2" svg:d="m6547 67597h-1547v-30597h3600v-6800" svg:viewBox="0 0 3601 37398">
          <text:p/>
        </draw:connector>
        <draw:connector draw:style-name="gr8" draw:text-style-name="P1" draw:layer="layout" svg:x1="8.6cm" svg:y1="23.8cm" svg:x2="14.825cm" svg:y2="16.2cm" draw:start-shape="id18" draw:start-glue-point="0" draw:end-shape="id14" draw:end-glue-point="3" svg:d="m8600 23800v-7600h6225" svg:viewBox="0 0 6226 7601">
          <text:p/>
        </draw:connector>
        <draw:connector draw:style-name="gr21" draw:text-style-name="P1" draw:layer="layout" svg:x1="38.25cm" svg:y1="34cm" svg:x2="22.624cm" svg:y2="22.399cm" draw:start-shape="id21" draw:start-glue-point="0" draw:end-shape="id16" draw:end-glue-point="13" svg:d="m38250 34000v-11601h-15626" svg:viewBox="0 0 15627 11602">
          <text:p/>
        </draw:connector>
        <draw:connector draw:style-name="gr21" draw:text-style-name="P1" draw:layer="layout" draw:line-skew="-1.324cm" svg:x1="13.926cm" svg:y1="21.101cm" svg:x2="14.825cm" svg:y2="10.4cm" draw:start-shape="id16" draw:start-glue-point="10" draw:end-shape="id13" svg:d="m13926 21101h-1926v-10701h2825" svg:viewBox="0 0 2826 10702">
          <text:p/>
        </draw:connector>
        <draw:connector draw:style-name="gr22" draw:text-style-name="P1" draw:layer="layout" draw:line-skew="2.499cm" svg:x1="16.5cm" svg:y1="70cm" svg:x2="45.5cm" svg:y2="5.3cm" draw:start-shape="id4" draw:start-glue-point="16" draw:end-shape="id15" draw:end-glue-point="1" svg:d="m16500 70000h32000v-64700h-3000" svg:viewBox="0 0 32001 64701">
          <text:p/>
        </draw:connector>
        <draw:connector draw:style-name="gr22" draw:text-style-name="P1" draw:layer="layout" draw:line-skew="26.424cm -1.399cm" svg:x1="16.5cm" svg:y1="70.999cm" svg:x2="18.325cm" svg:y2="3.9cm" draw:start-shape="id4" draw:start-glue-point="12" draw:end-shape="id12" draw:end-glue-point="0" svg:d="m16500 70999h33000v-68999h-31175v1900" svg:viewBox="0 0 33001 69000">
          <text:p/>
        </draw:connector>
        <draw:connector draw:style-name="gr22" draw:text-style-name="P1" draw:layer="layout" draw:line-skew="-3.447cm" svg:x1="6.547cm" svg:y1="69.346cm" svg:x2="13.825cm" svg:y2="21.65cm" draw:start-shape="id4" draw:start-glue-point="5" draw:end-shape="id16" draw:end-glue-point="3" svg:d="m6547 69346h-4047v-47696h11325" svg:viewBox="0 0 11326 47697">
          <text:p/>
        </draw:connector>
        <draw:connector draw:style-name="gr22" draw:text-style-name="P1" draw:layer="layout" draw:line-skew="-3.947cm" svg:x1="6.547cm" svg:y1="70.447cm" svg:x2="14.926cm" svg:y2="15.2cm" draw:start-shape="id4" draw:start-glue-point="14" draw:end-shape="id14" draw:end-glue-point="8" svg:d="m6547 70447h-4547v-55247h12926" svg:viewBox="0 0 12927 552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CN" style:font-family-complex="'Albany AM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1.689cm" fo:page-height="73.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5T09:10:04</meta:creation-date>
    <dc:date>2015-07-15T10:28:42</dc:date>
    <meta:editing-duration>P3DT23H44M5S</meta:editing-duration>
    <meta:editing-cycles>67</meta:editing-cycles>
    <meta:generator>LibreOffice/4.0.4.2$Linux_X86_64 LibreOffice_project/400m0$Build-2</meta:generator>
    <meta:print-date>2013-05-06T13:51:51</meta:print-date>
    <dc:creator>kerkweg </dc:creator>
    <meta:document-statistic meta:object-count="70"/>
  </office:meta>
</office:document-meta>
</file>